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family="'Domestic Manners'" style:font-pitch="variable" fo:font-size="11pt"/>
    </style:style>
    <style:style style:name="P3" style:family="paragraph">
      <style:paragraph-properties fo:text-align="center"/>
      <style:text-properties fo:font-family="'Domestic Manners'" style:font-pitch="variable" fo:font-size="11pt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Domestic Manners'" style:font-pitch="variable" fo:font-size="14pt"/>
    </style:style>
    <style:style style:name="P8" style:family="paragraph">
      <style:paragraph-properties fo:text-align="center"/>
      <style:text-properties fo:font-family="'Domestic Manners'" style:font-pitch="variable" fo:font-size="12pt"/>
    </style:style>
    <style:style style:name="T1" style:family="text">
      <style:text-properties fo:font-family="'Domestic Manners'" style:font-pitch="variable" fo:font-size="11pt"/>
    </style:style>
    <style:style style:name="T2" style:family="text">
      <style:text-properties fo:font-size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5cm" svg:height="1.5cm" svg:x="7cm" svg:y="0.5cm">
          <text:p text:style-name="P1"><text:span text:style-name="T1">file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2cm" svg:height="2cm" svg:x="12cm" svg:y="1cm">
          <text:p text:style-name="P2"><text:span text:style-name="T2">(3)Task</text:span></text:p>
          <text:p text:style-name="P2"><text:span text:style-name="T2">encola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id="id9" draw:layer="layout" svg:width="2cm" svg:height="2.5cm" svg:x="12cm" svg:y="10.75cm">
          <text:p text:style-name="P1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3" draw:layer="layout" svg:width="2cm" svg:height="2.5cm" svg:x="12cm" svg:y="4cm">
          <text:p text:style-name="P4"><text:span text:style-name="T1">(Q2)</text:span></text:p>
          <text:p text:style-name="P4"><text:span text:style-name="T1">ficheros </text:span></text:p>
          <text:p text:style-name="P4"><text:span text:style-name="T1">orige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8" draw:layer="layout" svg:width="2cm" svg:height="2.5cm" svg:x="16.5cm" svg:y="7.5cm">
          <text:p text:style-name="P4"><text:span text:style-name="T1">(Q4)</text:span></text:p>
          <text:p text:style-name="P4"><text:span text:style-name="T1">Zip/Jar</text:span></text:p>
          <text:p text:style-name="P4"><text:span text:style-name="T1">orige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7" draw:layer="layout" svg:width="2cm" svg:height="2.5cm" svg:x="6.5cm" svg:y="7.5cm">
          <text:p text:style-name="P4"><text:span text:style-name="T1">(Q3)</text:span></text:p>
          <text:p text:style-name="P4"><text:span text:style-name="T1">Imagenes</text:span></text:p>
          <text:p text:style-name="P4"><text:span text:style-name="T1">orig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9.5cm" svg:y1="1.25cm" svg:x2="12cm" svg:y2="1.999cm" draw:start-shape="id1" draw:start-glue-point="1" draw:end-shape="id2" draw:end-glue-point="6">
          <text:p/>
        </draw:connector>
        <draw:connector draw:style-name="gr5" draw:text-style-name="P6" draw:layer="layout" svg:x1="12.999cm" svg:y1="3cm" svg:x2="13cm" svg:y2="4cm" draw:start-shape="id2" draw:start-glue-point="8" draw:end-shape="id3" draw:end-glue-point="0">
          <text:p/>
        </draw:connector>
        <draw:custom-shape draw:style-name="gr2" draw:text-style-name="P3" draw:id="id4" draw:layer="layout" svg:width="2cm" svg:height="2cm" svg:x="1.5cm" svg:y="1cm">
          <text:p text:style-name="P2"><text:span text:style-name="T2">(1)Task</text:span></text:p>
          <text:p text:style-name="P2"><text:span text:style-name="T2">encola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7cm" svg:y1="1.25cm" svg:x2="3.5cm" svg:y2="1.999cm" draw:start-shape="id1" draw:start-glue-point="3" draw:end-shape="id4" draw:end-glue-point="10">
          <text:p/>
        </draw:connector>
        <draw:custom-shape draw:style-name="gr4" draw:text-style-name="P5" draw:id="id5" draw:layer="layout" svg:width="2cm" svg:height="2.5cm" svg:x="1.5cm" svg:y="4cm">
          <text:p text:style-name="P4"><text:span text:style-name="T1">(Q1)</text:span></text:p>
          <text:p text:style-name="P4"><text:span text:style-name="T1">ficheros </text:span></text:p>
          <text:p text:style-name="P4"><text:span text:style-name="T1">destin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.499cm" svg:y1="3cm" svg:x2="2.5cm" svg:y2="4cm" draw:start-shape="id4" draw:start-glue-point="8" draw:end-shape="id5">
          <text:p/>
        </draw:connector>
        <draw:custom-shape draw:style-name="gr2" draw:text-style-name="P8" draw:id="id6" draw:layer="layout" svg:width="2cm" svg:height="2cm" svg:x="12cm" svg:y="7.75cm">
          <text:p text:style-name="P7"><text:span text:style-name="T3">(4)Task</text:span></text:p>
          <text:p text:style-name="P7"><text:span text:style-name="T3">Clasific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13cm" svg:y1="6.5cm" svg:x2="13cm" svg:y2="7.75cm" draw:start-shape="id3" draw:start-glue-point="2" draw:end-shape="id6">
          <text:p/>
        </draw:connector>
        <draw:connector draw:style-name="gr5" draw:text-style-name="P6" draw:layer="layout" svg:x1="12cm" svg:y1="8.749cm" svg:x2="8.5cm" svg:y2="8.75cm" draw:start-shape="id6" draw:start-glue-point="6" draw:end-shape="id7" draw:end-glue-point="1">
          <text:p/>
        </draw:connector>
        <draw:connector draw:style-name="gr5" draw:text-style-name="P6" draw:layer="layout" svg:x1="14cm" svg:y1="8.749cm" svg:x2="16.5cm" svg:y2="8.75cm" draw:start-shape="id6" draw:start-glue-point="10" draw:end-shape="id8" draw:end-glue-point="3">
          <text:p/>
        </draw:connector>
        <draw:connector draw:style-name="gr5" draw:text-style-name="P6" draw:layer="layout" svg:x1="12.999cm" svg:y1="9.75cm" svg:x2="13cm" svg:y2="10.75cm" draw:start-shape="id6" draw:start-glue-point="8" draw:end-shape="id9" draw:end-glue-point="0">
          <text:p/>
        </draw:connector>
        <draw:custom-shape draw:style-name="gr2" draw:text-style-name="P8" draw:id="id10" draw:layer="layout" svg:width="2cm" svg:height="2cm" svg:x="1.5cm" svg:y="7.5cm">
          <text:p text:style-name="P7"><text:span text:style-name="T3">(2)Task</text:span></text:p>
          <text:p text:style-name="P7"><text:span text:style-name="T3">TablaHas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2.5cm" svg:y1="6.5cm" svg:x2="2.499cm" svg:y2="7.5cm" draw:start-shape="id5" draw:start-glue-point="2" draw:end-shape="id10" draw:end-glue-point="4">
          <text:p/>
        </draw:connector>
        <draw:custom-shape draw:style-name="gr6" draw:text-style-name="P4" draw:id="id11" draw:layer="layout" svg:width="2cm" svg:height="2cm" svg:x="1.5cm" svg:y="11cm">
          <text:p text:style-name="P4"><text:span text:style-name="T1">(H1)</text:span></text:p>
          <text:p text:style-name="P4"><text:span text:style-name="T1">ficheros </text:span></text:p>
          <text:p text:style-name="P4"><text:span text:style-name="T1">destin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.499cm" svg:y1="9.5cm" svg:x2="2.5cm" svg:y2="11cm" draw:start-shape="id10" draw:start-glue-point="8" draw:end-shape="id11" draw:end-glue-point="0">
          <text:p/>
        </draw:connector>
        <draw:custom-shape draw:style-name="gr2" draw:text-style-name="P8" draw:id="id12" draw:layer="layout" svg:width="2cm" svg:height="2cm" svg:x="6.5cm" svg:y="11cm">
          <text:p text:style-name="P7"><text:span text:style-name="T3">(5)Task</text:span></text:p>
          <text:p text:style-name="P7"><text:span text:style-name="T3">copi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7.5cm" svg:y1="10cm" svg:x2="7.499cm" svg:y2="11cm" draw:start-shape="id7" draw:start-glue-point="2" draw:end-shape="id12" draw:end-glue-point="4">
          <text:p/>
        </draw:connector>
        <draw:connector draw:style-name="gr5" draw:text-style-name="P6" draw:layer="layout" svg:x1="3.5cm" svg:y1="12cm" svg:x2="6.5cm" svg:y2="11.999cm" draw:start-shape="id11" draw:start-glue-point="1" draw:end-shape="id12" draw:end-glue-point="6">
          <text:p/>
        </draw:connector>
        <draw:connector draw:style-name="gr5" draw:text-style-name="P6" draw:layer="layout" svg:x1="8.5cm" svg:y1="11.999cm" svg:x2="12cm" svg:y2="12cm" draw:start-shape="id12" draw:start-glue-point="10" draw:end-shape="id9">
          <text:p/>
        </draw:connector>
        <draw:custom-shape draw:style-name="gr2" draw:text-style-name="P8" draw:id="id13" draw:layer="layout" svg:width="2cm" svg:height="2cm" svg:x="16.5cm" svg:y="11cm">
          <text:p text:style-name="P7"><text:span text:style-name="T3">(5)Task</text:span></text:p>
          <text:p text:style-name="P7"><text:span text:style-name="T3">unzip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17.5cm" svg:y1="10cm" svg:x2="17.499cm" svg:y2="11cm" draw:start-shape="id8" draw:start-glue-point="2" draw:end-shape="id13" draw:end-glue-point="4">
          <text:p/>
        </draw:connector>
        <draw:connector draw:style-name="gr5" draw:text-style-name="P6" draw:layer="layout" svg:x1="16.5cm" svg:y1="11.999cm" svg:x2="14cm" svg:y2="12cm" draw:start-shape="id13" draw:start-glue-point="6" draw:end-shape="id9" draw:end-glue-point="1">
          <text:p/>
        </draw:connector>
        <draw:custom-shape draw:style-name="gr4" draw:text-style-name="P5" draw:id="id14" draw:layer="layout" svg:width="2cm" svg:height="2.5cm" svg:x="12.5cm" svg:y="18.5cm">
          <text:p text:style-name="P4"><text:span text:style-name="T1">(Q5)</text:span></text:p>
          <text:p text:style-name="P4"><text:span text:style-name="T1">Imagenes</text:span></text:p>
          <text:p text:style-name="P4"><text:span text:style-name="T1">tempora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id="id15" draw:layer="layout" svg:width="2cm" svg:height="2.5cm" svg:x="17.5cm" svg:y="22cm">
          <text:p text:style-name="P4"><text:span text:style-name="T1">(Q6)</text:span></text:p>
          <text:p text:style-name="P4"><text:span text:style-name="T1">Zip/Jar</text:span></text:p>
          <text:p text:style-name="P4"><text:span text:style-name="T1">temporal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7.499cm" svg:y1="13cm" svg:x2="14.5cm" svg:y2="19.75cm" draw:start-shape="id13" draw:start-glue-point="8" draw:end-shape="id14" draw:end-glue-point="1">
          <text:p/>
        </draw:connector>
        <draw:connector draw:style-name="gr5" draw:text-style-name="P6" draw:layer="layout" svg:x1="18.5cm" svg:y1="11.999cm" svg:x2="18.5cm" svg:y2="22cm" draw:start-shape="id13" draw:start-glue-point="10" draw:end-shape="id15" draw:end-glue-point="0">
          <text:p/>
        </draw:connector>
        <draw:custom-shape draw:style-name="gr2" draw:text-style-name="P8" draw:id="id16" draw:layer="layout" svg:width="2cm" svg:height="2cm" svg:x="4cm" svg:y="19cm">
          <text:p text:style-name="P7"><text:span text:style-name="T3">(5)Task</text:span></text:p>
          <text:p text:style-name="P7"><text:span text:style-name="T3">mo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12.5cm" svg:y1="19.75cm" svg:x2="6cm" svg:y2="19.999cm" draw:start-shape="id14" draw:start-glue-point="3" draw:end-shape="id16" draw:end-glue-point="10">
          <text:p/>
        </draw:connector>
        <draw:connector draw:style-name="gr5" draw:text-style-name="P6" draw:layer="layout" svg:x1="2.5cm" svg:y1="13cm" svg:x2="4cm" svg:y2="19.999cm" draw:start-shape="id11" draw:start-glue-point="2" draw:end-shape="id16" draw:end-glue-point="6">
          <text:p/>
        </draw:connector>
        <draw:custom-shape draw:style-name="gr4" draw:text-style-name="P5" draw:id="id17" draw:layer="layout" svg:width="2cm" svg:height="2.5cm" svg:x="6.5cm" svg:y="14.5cm">
          <text:p text:style-name="P4"><text:span text:style-name="T1">(Q7)</text:span></text:p>
          <text:p text:style-name="P4"><text:span text:style-name="T1">Borrado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999cm" svg:y1="19cm" svg:x2="6.5cm" svg:y2="15.75cm" draw:start-shape="id16" draw:start-glue-point="4" draw:end-shape="id17" draw:end-glue-point="3">
          <text:p/>
        </draw:connector>
        <draw:custom-shape draw:style-name="gr2" draw:text-style-name="P8" draw:id="id18" draw:layer="layout" svg:width="2cm" svg:height="2cm" svg:x="11cm" svg:y="14cm">
          <text:p text:style-name="P7"><text:span text:style-name="T3">(5)Task</text:span></text:p>
          <text:p text:style-name="P7"><text:span text:style-name="T3">borra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7.5cm" svg:y1="14.5cm" svg:x2="11cm" svg:y2="14.999cm" draw:start-shape="id17" draw:start-glue-point="0" draw:end-shape="id18" draw:end-glue-point="6">
          <text:p/>
        </draw:connector>
        <draw:connector draw:style-name="gr5" draw:text-style-name="P6" draw:layer="layout" svg:x1="13cm" svg:y1="14.999cm" svg:x2="13cm" svg:y2="13.25cm" draw:start-shape="id18" draw:start-glue-point="10" draw:end-shape="id9" draw:end-glue-point="2">
          <text:p/>
        </draw:connector>
        <draw:custom-shape draw:style-name="gr2" draw:text-style-name="P8" draw:id="id19" draw:layer="layout" svg:width="2cm" svg:height="2cm" svg:x="12.5cm" svg:y="23.5cm">
          <text:p text:style-name="P7"><text:span text:style-name="T3">(6)Task</text:span></text:p>
          <text:p text:style-name="P7"><text:span text:style-name="T3">unzip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6" draw:layer="layout" svg:x1="17.5cm" svg:y1="23.25cm" svg:x2="14.5cm" svg:y2="24.5cm" draw:start-shape="id15" draw:start-glue-point="3" draw:end-shape="id19">
          <text:p/>
        </draw:connector>
        <draw:connector draw:style-name="gr5" draw:text-style-name="P6" draw:layer="layout" svg:x1="13.499cm" svg:y1="23.5cm" svg:x2="13.5cm" svg:y2="21cm" draw:start-shape="id19" draw:start-glue-point="4" draw:end-shape="id14" draw:end-glue-point="2">
          <text:p/>
        </draw:connector>
        <draw:connector draw:style-name="gr5" draw:text-style-name="P6" draw:layer="layout" svg:x1="13.499cm" svg:y1="25.5cm" svg:x2="18.5cm" svg:y2="24.5cm" draw:start-shape="id19" draw:start-glue-point="8" draw:end-shape="id15" draw:end-glue-point="2">
          <text:p/>
        </draw:connector>
        <draw:connector draw:style-name="gr5" draw:text-style-name="P6" draw:layer="layout" svg:x1="12.5cm" svg:y1="24.499cm" svg:x2="7.5cm" svg:y2="17cm" draw:start-shape="id19" draw:start-glue-point="6" draw:end-shape="id17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ranci</meta:initial-creator>
    <meta:creation-date>2007-11-27T09:41:06</meta:creation-date>
    <dc:creator>franci</dc:creator>
    <dc:date>2007-11-27T10:37:07</dc:date>
    <dc:language>es-ES</dc:language>
    <meta:editing-cycles>43</meta:editing-cycles>
    <meta:editing-duration>PT56M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